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IVERA CASTILLO, JEOMAR ANTON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073668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IVERA CASTILLO, JEOMAR ANTON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77602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40</text:p>
          </table:table-cell>
          <table:table-cell table:style-name="Tableau1.D2" office:value-type="string">
            <text:p text:style-name="P13">15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2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8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6T19:35:1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